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502f" officeooo:paragraph-rsid="0004502f" style:font-size-asian="12.25pt" style:font-size-complex="14pt"/>
    </style:style>
    <style:style style:name="P2" style:family="paragraph" style:parent-style-name="Standard">
      <style:text-properties fo:font-size="14pt" officeooo:rsid="000535c0" officeooo:paragraph-rsid="000535c0" style:font-size-asian="12.25pt" style:font-size-complex="14pt"/>
    </style:style>
    <style:style style:name="P3" style:family="paragraph" style:parent-style-name="Standard">
      <style:text-properties fo:font-size="14pt" officeooo:rsid="000535c0" officeooo:paragraph-rsid="000c9bb5" style:font-size-asian="12.25pt" style:font-size-complex="14pt"/>
    </style:style>
    <style:style style:name="P4" style:family="paragraph" style:parent-style-name="Standard">
      <style:text-properties fo:font-size="14pt" officeooo:rsid="00084eaa" officeooo:paragraph-rsid="00084eaa" style:font-size-asian="12.25pt" style:font-size-complex="14pt"/>
    </style:style>
    <style:style style:name="P5" style:family="paragraph" style:parent-style-name="Standard">
      <style:text-properties fo:font-size="14pt" officeooo:rsid="000c9bb5" officeooo:paragraph-rsid="000c9bb5" fo:background-color="#ff3333" style:font-size-asian="12.25pt" style:font-size-complex="14pt"/>
    </style:style>
    <style:style style:name="P6" style:family="paragraph" style:parent-style-name="Standard">
      <style:text-properties fo:font-size="14pt" officeooo:rsid="00084eaa" officeooo:paragraph-rsid="00084eaa" fo:background-color="#ff3333" style:font-size-asian="12.25pt" style:font-size-complex="14pt"/>
    </style:style>
    <style:style style:name="P7" style:family="paragraph" style:parent-style-name="Standard">
      <style:text-properties fo:font-size="14pt" officeooo:rsid="00084eaa" officeooo:paragraph-rsid="000c9bb5" style:font-size-asian="12.25pt" style:font-size-complex="14pt"/>
    </style:style>
    <style:style style:name="P8" style:family="paragraph" style:parent-style-name="Standard">
      <style:text-properties fo:font-size="14pt" officeooo:rsid="00084eaa" officeooo:paragraph-rsid="00084eaa" fo:background-color="#ff3333" style:font-size-asian="12.25pt" style:font-size-complex="14pt"/>
    </style:style>
    <style:style style:name="P9" style:family="paragraph" style:parent-style-name="Standard">
      <style:text-properties fo:font-size="14pt" officeooo:rsid="00084eaa" officeooo:paragraph-rsid="000e7af6" fo:background-color="#ff3333" style:font-size-asian="12.25pt" style:font-size-complex="14pt"/>
    </style:style>
    <style:style style:name="P10" style:family="paragraph" style:parent-style-name="Standard">
      <style:text-properties fo:font-size="14pt" officeooo:rsid="00084eaa" officeooo:paragraph-rsid="000e7af6" fo:background-color="#ffffff" style:font-size-asian="12.25pt" style:font-size-complex="14pt"/>
    </style:style>
    <style:style style:name="T1" style:family="text">
      <style:text-properties officeooo:rsid="000535c0"/>
    </style:style>
    <style:style style:name="T2" style:family="text">
      <style:text-properties officeooo:rsid="00084eaa"/>
    </style:style>
    <style:style style:name="T3" style:family="text">
      <style:text-properties officeooo:rsid="000e7af6"/>
    </style:style>
    <style:style style:name="T4" style:family="text">
      <style:text-properties fo:background-color="#ff333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Employee, Department ,Project</text:p>
      <text:p text:style-name="P1"/>
      <text:p text:style-name="P1">2. Employee works for Department <text:span text:style-name="T2">and1 department have 1 employee</text:span></text:p>
      <text:p text:style-name="P1"/>
      <text:p text:style-name="P1"><text:s text:c="3"/><text:span text:style-name="T1">Employee manages Department</text:span></text:p>
      <text:p text:style-name="P2"><text:s text:c="2"/>Employee works on project</text:p>
      <text:p text:style-name="P2"><text:s text:c="2"/>Employee Dependents of dependent</text:p>
      <text:p text:style-name="P2"><text:s text:c="2"/>Employee Supervision Employee</text:p>
      <text:p text:style-name="P2"/>
      <text:p text:style-name="P3">3.</text:p>
      <text:p text:style-name="P5">Employee works for department</text:p>
      <text:p text:style-name="P3"/>
      <text:p text:style-name="P7">1 employee works for 1 department but 1department have many employee</text:p>
      <text:p text:style-name="P3"/>
      <text:p text:style-name="P3"/>
      <text:p text:style-name="P5">Employee manages department</text:p>
      <text:p text:style-name="P5"/>
      <text:p text:style-name="P4">1 employee manages 1 department and 1 department have 1 employee</text:p>
      <text:p text:style-name="P4"/>
      <text:p text:style-name="P6">Employee workson project</text:p>
      <text:p text:style-name="P6"/>
      <text:p text:style-name="P10">All employee can work on many project. </text:p>
      <text:p text:style-name="P10"><text:s/><text:span text:style-name="T3">1 </text:span>project many employees can work</text:p>
      <text:p text:style-name="P10"><text:s/>All employees <text:span text:style-name="T3">should </text:span>work on projects</text:p>
      <text:p text:style-name="P10"/>
      <text:p text:style-name="P9"/>
      <text:p text:style-name="P10"><text:span text:style-name="T4">Employees dependent_of Dependent </text:span></text:p>
      <text:p text:style-name="P10"><text:span text:style-name="T4"/></text:p>
      <text:p text:style-name="P10"><text:span text:style-name="T4"/></text:p>
      <text:p text:style-name="P10">1. One employee has able many dependent.</text:p>
      <text:p text:style-name="P10">2. One dependent only dependent on one employee.</text:p>
      <text:p text:style-name="P10">3. All employees no need to have dependent but every dependent must dependent on one employee.</text:p>
      <text:p text:style-name="P10"/>
      <text:p text:style-name="P9"/>
      <text:p text:style-name="P9">Departments controls project </text:p>
      <text:p text:style-name="P10"/>
      <text:p text:style-name="P10">One department can control many project.</text:p>
      <text:p text:style-name="P10"><text:s/>One project can only control by one department.</text:p>
      <text:p text:style-name="P10">All department no need to control project</text:p>
      <text:p text:style-name="P10">All project must control by one department.</text:p>
      <text:p text:style-name="P10"/>
      <text:p text:style-name="P10"><text:soft-page-break/></text:p>
      <text:p text:style-name="P10"><text:span text:style-name="T4"/></text:p>
      <text:p text:style-name="P10"><text:span text:style-name="T4"/></text:p>
      <text:p text:style-name="P10"><text:span text:style-name="T4">Employee supervisions </text:span></text:p>
      <text:p text:style-name="P10"><text:s/>One employee can be supervisor for many employee.</text:p>
      <text:p text:style-name="P10">One employee can supervise by one employee</text:p>
      <text:p text:style-name="P10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2:03.256334932</meta:creation-date>
    <dc:date>2018-02-16T07:37:43.441784217</dc:date>
    <meta:editing-duration>PT4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161" meta:character-count="1072" meta:non-whitespace-character-count="921"/>
  </office:meta>
</office:document-meta>
</file>